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5.398cm" style:rel-column-width="19648*"/>
    </style:style>
    <style:style style:name="Table1.B" style:family="table-column">
      <style:table-column-properties style:column-width="12.605cm" style:rel-column-width="45887*"/>
    </style:style>
    <style:style style:name="Table1.A1" style:family="table-cell">
      <style:table-cell-properties style:vertical-align="middle" fo:padding-left="0.101cm" fo:padding-right="0.101cm" fo:padding-top="0.199cm" fo:padding-bottom="0.199cm" fo:border="0.5pt solid #000000" style:writing-mode="page"/>
    </style:style>
    <style:style style:name="Table1.A2" style:family="table-cell">
      <style:table-cell-properties style:vertical-align="middle" fo:padding-left="0.101cm" fo:padding-right="0.101cm" fo:padding-top="0.199cm" fo:padding-bottom="0.199cm" fo:border-left="0.5pt solid #000000" fo:border-right="0.5pt solid #000000" fo:border-top="none" fo:border-bottom="0.5pt solid #000000" style:writing-mode="page"/>
    </style:style>
    <style:style style:name="Table1.A3" style:family="table-cell">
      <style:table-cell-properties style:vertical-align="middle" fo:padding-left="0.101cm" fo:padding-right="0.101cm" fo:padding-top="0.199cm" fo:padding-bottom="0.199cm" fo:border-left="0.5pt solid #000000" fo:border-right="none" fo:border-top="none" fo:border-bottom="0.5pt solid #000000" style:writing-mode="page"/>
    </style:style>
    <style:style style:name="P1" style:family="paragraph" style:parent-style-name="Standard">
      <style:text-properties style:font-name="Arial"/>
    </style:style>
    <style:style style:name="P2" style:family="paragraph" style:parent-style-name="Table_20_Contents">
      <style:paragraph-properties fo:text-align="center" style:justify-single-word="false"/>
      <style:text-properties style:font-name="Arial"/>
    </style:style>
    <style:style style:name="P3" style:family="paragraph" style:parent-style-name="Table_20_Contents">
      <style:paragraph-properties fo:text-align="center" style:justify-single-word="false"/>
      <style:text-properties style:font-name="Arial" fo:font-weight="bold" officeooo:rsid="001ae2a7" officeooo:paragraph-rsid="001ae2a7"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1cd853" officeooo:paragraph-rsid="001cd853" style:font-weight-asian="bold" style:font-weight-complex="bold"/>
    </style:style>
    <style:style style:name="P5" style:family="paragraph" style:parent-style-name="Table_20_Contents">
      <style:paragraph-properties fo:text-align="center" style:justify-single-word="false"/>
      <style:text-properties style:font-name="Arial" fo:font-weight="bold" officeooo:rsid="001db9e2" officeooo:paragraph-rsid="001db9e2" style:font-weight-asian="bold" style:font-weight-complex="bold"/>
    </style:style>
    <style:style style:name="P6" style:family="paragraph" style:parent-style-name="Table_20_Contents">
      <style:paragraph-properties fo:text-align="justify" style:justify-single-word="false"/>
      <style:text-properties style:font-name="Arial" fo:font-weight="bold" officeooo:rsid="002059f0" officeooo:paragraph-rsid="002059f0" style:font-weight-asian="bold" style:font-weight-complex="bold"/>
    </style:style>
    <style:style style:name="P7" style:family="paragraph" style:parent-style-name="Table_20_Contents">
      <style:paragraph-properties fo:text-align="justify" style:justify-single-word="false"/>
      <style:text-properties style:font-name="Arial" fo:font-weight="bold" officeooo:rsid="002059f0" officeooo:paragraph-rsid="00217857" style:font-weight-asian="bold" style:font-weight-complex="bold"/>
    </style:style>
    <style:style style:name="P8" style:family="paragraph" style:parent-style-name="Table_20_Contents">
      <style:paragraph-properties fo:text-align="justify" style:justify-single-word="false"/>
      <style:text-properties style:font-name="Arial" fo:font-weight="bold" officeooo:rsid="0020e1de" officeooo:paragraph-rsid="0020e1de" style:font-weight-asian="bold" style:font-weight-complex="bold"/>
    </style:style>
    <style:style style:name="P9" style:family="paragraph" style:parent-style-name="Table_20_Contents">
      <style:paragraph-properties fo:text-align="center" style:justify-single-word="false"/>
      <style:text-properties style:font-name="Arial" fo:font-weight="bold" officeooo:rsid="00217857" officeooo:paragraph-rsid="00217857" style:font-weight-asian="bold" style:font-weight-complex="bold"/>
    </style:style>
    <style:style style:name="P10" style:family="paragraph" style:parent-style-name="Table_20_Contents">
      <style:paragraph-properties fo:text-align="justify" style:justify-single-word="false"/>
      <style:text-properties style:font-name="Arial" fo:font-weight="bold" officeooo:rsid="00217857" officeooo:paragraph-rsid="00217857" style:font-weight-asian="bold" style:font-weight-complex="bold"/>
    </style:style>
    <style:style style:name="P11" style:family="paragraph" style:parent-style-name="Table_20_Contents">
      <style:paragraph-properties fo:text-align="justify" style:justify-single-word="false"/>
      <style:text-properties style:font-name="Arial" fo:font-weight="bold" officeooo:rsid="00219f14" officeooo:paragraph-rsid="00219f14" style:font-weight-asian="bold" style:font-weight-complex="bold"/>
    </style:style>
    <style:style style:name="P12" style:family="paragraph" style:parent-style-name="Table_20_Contents">
      <style:paragraph-properties fo:text-align="center" style:justify-single-word="false"/>
      <style:text-properties style:font-name="Arial" fo:font-weight="bold" officeooo:rsid="00222d82" officeooo:paragraph-rsid="00222d82" style:font-weight-asian="bold" style:font-weight-complex="bold"/>
    </style:style>
    <style:style style:name="P13" style:family="paragraph" style:parent-style-name="Table_20_Contents">
      <style:paragraph-properties fo:text-align="justify" style:justify-single-word="false"/>
      <style:text-properties style:font-name="Arial" fo:font-weight="bold" officeooo:rsid="00222d82" officeooo:paragraph-rsid="00222d82" style:font-weight-asian="bold" style:font-weight-complex="bold"/>
    </style:style>
    <style:style style:name="P14" style:family="paragraph" style:parent-style-name="Table_20_Contents">
      <style:paragraph-properties fo:text-align="center" style:justify-single-word="false"/>
      <style:text-properties style:font-name="Arial" fo:font-weight="bold" officeooo:rsid="00229ff9" officeooo:paragraph-rsid="00229ff9" style:font-weight-asian="bold" style:font-weight-complex="bold"/>
    </style:style>
    <style:style style:name="P15"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16" style:family="paragraph" style:parent-style-name="Table_20_Contents">
      <style:paragraph-properties fo:text-align="justify" style:justify-single-word="false"/>
      <style:text-properties style:font-name="Arial" fo:font-weight="bold" officeooo:rsid="00233475" officeooo:paragraph-rsid="00233475" style:font-weight-asian="bold" style:font-weight-complex="bold"/>
    </style:style>
    <style:style style:name="P17" style:family="paragraph" style:parent-style-name="Table_20_Contents">
      <style:paragraph-properties fo:text-align="justify" style:justify-single-word="false"/>
      <style:text-properties style:font-name="Arial" fo:font-weight="bold" officeooo:rsid="00233475" officeooo:paragraph-rsid="0023cb5b" style:font-weight-asian="bold" style:font-weight-complex="bold"/>
    </style:style>
    <style:style style:name="P18" style:family="paragraph" style:parent-style-name="Table_20_Contents">
      <style:paragraph-properties fo:text-align="justify" style:justify-single-word="false"/>
      <style:text-properties style:font-name="Arial" fo:font-weight="bold" officeooo:rsid="0023cb5b" officeooo:paragraph-rsid="0023cb5b" style:font-weight-asian="bold" style:font-weight-complex="bold"/>
    </style:style>
    <style:style style:name="P19" style:family="paragraph" style:parent-style-name="Table_20_Contents">
      <style:paragraph-properties fo:text-align="center" style:justify-single-word="false"/>
      <style:text-properties style:font-name="Arial" fo:font-weight="bold" officeooo:rsid="0023cb5b" officeooo:paragraph-rsid="0023cb5b" style:font-weight-asian="bold" style:font-weight-complex="bold"/>
    </style:style>
    <style:style style:name="P20" style:family="paragraph" style:parent-style-name="Table_20_Contents">
      <style:paragraph-properties fo:text-align="justify" style:justify-single-word="false"/>
      <style:text-properties style:font-name="Arial" fo:font-weight="bold" officeooo:rsid="0024ae3f" officeooo:paragraph-rsid="0024ae3f" style:font-weight-asian="bold" style:font-weight-complex="bold"/>
    </style:style>
    <style:style style:name="P21" style:family="paragraph" style:parent-style-name="Table_20_Contents">
      <style:paragraph-properties fo:text-align="justify" style:justify-single-word="false"/>
      <style:text-properties style:font-name="Arial" officeooo:rsid="001ae2a7" officeooo:paragraph-rsid="001ae2a7"/>
    </style:style>
    <style:style style:name="P22" style:family="paragraph" style:parent-style-name="Table_20_Contents">
      <style:paragraph-properties fo:text-align="justify" style:justify-single-word="false"/>
      <style:text-properties style:font-name="Arial" fo:font-weight="normal" officeooo:rsid="002059f0" officeooo:paragraph-rsid="002059f0" style:font-weight-asian="normal" style:font-weight-complex="normal"/>
    </style:style>
    <style:style style:name="P23" style:family="paragraph" style:parent-style-name="Table_20_Contents">
      <style:paragraph-properties fo:text-align="justify" style:justify-single-word="false"/>
      <style:text-properties style:font-name="Arial" fo:font-weight="normal" officeooo:rsid="00222d82" officeooo:paragraph-rsid="00222d82" style:font-weight-asian="normal" style:font-weight-complex="normal"/>
    </style:style>
    <style:style style:name="P24" style:family="paragraph" style:parent-style-name="Table_20_Contents">
      <style:paragraph-properties fo:text-align="justify" style:justify-single-word="false"/>
      <style:text-properties style:font-name="Arial" fo:font-weight="normal" officeooo:rsid="00229ff9" officeooo:paragraph-rsid="00229ff9" style:font-weight-asian="normal" style:font-weight-complex="normal"/>
    </style:style>
    <style:style style:name="P25" style:family="paragraph" style:parent-style-name="Table_20_Contents">
      <style:paragraph-properties fo:text-align="justify" style:justify-single-word="false"/>
      <style:text-properties style:font-name="Arial" fo:font-weight="normal" officeooo:rsid="00219f14" officeooo:paragraph-rsid="00219f14" style:font-weight-asian="normal" style:font-weight-complex="normal"/>
    </style:style>
    <style:style style:name="P26" style:family="paragraph" style:parent-style-name="Table_20_Contents">
      <style:paragraph-properties fo:text-align="justify" style:justify-single-word="false"/>
      <style:text-properties style:font-name="Arial" fo:font-weight="normal" officeooo:rsid="0023cb5b" officeooo:paragraph-rsid="0023cb5b" style:font-weight-asian="normal" style:font-weight-complex="normal"/>
    </style:style>
    <style:style style:name="P27" style:family="paragraph" style:parent-style-name="Table_20_Contents">
      <style:paragraph-properties fo:text-align="justify" style:justify-single-word="false"/>
      <style:text-properties style:font-name="Arial" fo:font-weight="normal" officeooo:rsid="00233475" officeooo:paragraph-rsid="00233475" style:font-weight-asian="normal" style:font-weight-complex="normal"/>
    </style:style>
    <style:style style:name="P28" style:family="paragraph" style:parent-style-name="Table_20_Contents">
      <style:paragraph-properties fo:text-align="justify" style:justify-single-word="false"/>
      <style:text-properties style:font-name="Arial" fo:font-weight="normal" officeooo:rsid="00233475" officeooo:paragraph-rsid="0023cb5b" style:font-weight-asian="normal" style:font-weight-complex="normal"/>
    </style:style>
    <style:style style:name="P29" style:family="paragraph" style:parent-style-name="Table_20_Contents">
      <style:paragraph-properties fo:text-align="justify" style:justify-single-word="false"/>
      <style:text-properties style:font-name="Arial" fo:font-style="normal" fo:font-weight="bold" officeooo:rsid="0020e1de" officeooo:paragraph-rsid="0020e1de" style:font-style-asian="normal" style:font-weight-asian="bold" style:font-style-complex="normal" style:font-weight-complex="bold"/>
    </style:style>
    <style:style style:name="P30" style:family="paragraph" style:parent-style-name="Table_20_Contents">
      <style:paragraph-properties fo:text-align="justify" style:justify-single-word="false"/>
      <style:text-properties style:font-name="Arial" fo:font-style="normal" fo:font-weight="normal" officeooo:rsid="0020e1de" officeooo:paragraph-rsid="0020e1de" style:font-style-asian="normal" style:font-weight-asian="normal" style:font-style-complex="normal" style:font-weight-complex="normal"/>
    </style:style>
    <style:style style:name="P31" style:family="paragraph" style:parent-style-name="Table_20_Contents">
      <style:paragraph-properties fo:text-align="justify" style:justify-single-word="false"/>
      <style:text-properties style:font-name="Arial" officeooo:rsid="00217857" officeooo:paragraph-rsid="00217857"/>
    </style:style>
    <style:style style:name="P32" style:family="paragraph" style:parent-style-name="Table_20_Contents">
      <style:paragraph-properties fo:text-align="justify" style:justify-single-word="false"/>
      <style:text-properties style:font-name="Arial" officeooo:rsid="00229ff9" officeooo:paragraph-rsid="00229ff9"/>
    </style:style>
    <style:style style:name="P33" style:family="paragraph" style:parent-style-name="Table_20_Contents">
      <style:paragraph-properties fo:text-align="justify" style:justify-single-word="false"/>
      <style:text-properties style:font-name="Arial" officeooo:rsid="00233475" officeooo:paragraph-rsid="00233475"/>
    </style:style>
    <style:style style:name="P34" style:family="paragraph" style:parent-style-name="Table_20_Contents">
      <style:paragraph-properties fo:text-align="justify" style:justify-single-word="false"/>
      <style:text-properties style:font-name="Arial" officeooo:rsid="0023cb5b" officeooo:paragraph-rsid="0023cb5b"/>
    </style:style>
    <style:style style:name="P35" style:family="paragraph" style:parent-style-name="Table_20_Contents">
      <style:paragraph-properties fo:text-align="center" style:justify-single-word="false"/>
      <style:text-properties style:font-name="Arial" fo:font-size="14pt" fo:font-weight="bold" officeooo:rsid="001ae2a7" officeooo:paragraph-rsid="001ae2a7" style:font-size-asian="14pt" style:font-weight-asian="bold" style:font-size-complex="14pt" style:font-weight-complex="bold"/>
    </style:style>
    <style:style style:name="P36" style:family="paragraph" style:parent-style-name="Table_20_Contents">
      <style:paragraph-properties fo:text-align="justify" style:justify-single-word="false"/>
      <style:text-properties fo:font-weight="bold" officeooo:rsid="0020e1de" officeooo:paragraph-rsid="0020e1de" style:font-weight-asian="bold" style:font-weight-complex="bold"/>
    </style:style>
    <style:style style:name="P37" style:family="paragraph" style:parent-style-name="Table_20_Contents">
      <style:paragraph-properties fo:text-align="justify" style:justify-single-word="false"/>
      <style:text-properties fo:font-weight="bold" officeooo:rsid="00222d82" officeooo:paragraph-rsid="00222d82" style:font-weight-asian="bold" style:font-weight-complex="bold"/>
    </style:style>
    <style:style style:name="P38" style:family="paragraph" style:parent-style-name="Table_20_Contents">
      <style:paragraph-properties fo:text-align="justify" style:justify-single-word="false"/>
      <style:text-properties officeooo:paragraph-rsid="00222d82"/>
    </style:style>
    <style:style style:name="P39" style:family="paragraph" style:parent-style-name="Table_20_Contents">
      <style:paragraph-properties fo:text-align="justify" style:justify-single-word="false"/>
      <style:text-properties officeooo:paragraph-rsid="00233475"/>
    </style:style>
    <style:style style:name="P40" style:family="paragraph" style:parent-style-name="Table_20_Contents">
      <style:paragraph-properties fo:text-align="justify" style:justify-single-word="false"/>
      <style:text-properties officeooo:paragraph-rsid="0023cb5b"/>
    </style:style>
    <style:style style:name="P41" style:family="paragraph" style:parent-style-name="Table_20_Contents">
      <style:paragraph-properties fo:text-align="justify" style:justify-single-word="false"/>
      <style:text-properties officeooo:paragraph-rsid="002059f0"/>
    </style:style>
    <style:style style:name="P42" style:family="paragraph" style:parent-style-name="Table_20_Contents">
      <style:paragraph-properties fo:text-align="justify" style:justify-single-word="false"/>
      <style:text-properties officeooo:paragraph-rsid="001ae2a7"/>
    </style:style>
    <style:style style:name="P43" style:family="paragraph" style:parent-style-name="Table_20_Contents">
      <style:paragraph-properties fo:text-align="justify" style:justify-single-word="false"/>
      <style:text-properties officeooo:paragraph-rsid="0020e1de"/>
    </style:style>
    <style:style style:name="P44" style:family="paragraph" style:parent-style-name="Table_20_Contents">
      <style:paragraph-properties fo:text-align="justify" style:justify-single-word="false"/>
      <style:text-properties fo:font-weight="bold" officeooo:rsid="00222d82" officeooo:paragraph-rsid="00222d82" style:font-weight-asian="bold" style:font-weight-complex="bold"/>
    </style:style>
    <style:style style:name="P45" style:family="paragraph" style:parent-style-name="Table_20_Contents">
      <style:paragraph-properties fo:text-align="justify" style:justify-single-word="false"/>
      <style:text-properties fo:font-weight="bold" officeooo:rsid="00342deb" officeooo:paragraph-rsid="00342deb" style:font-weight-asian="bold" style:font-weight-complex="bold"/>
    </style:style>
    <style:style style:name="P46" style:family="paragraph" style:parent-style-name="Table_20_Contents">
      <style:paragraph-properties fo:text-align="justify" style:justify-single-word="false"/>
      <style:text-properties officeooo:paragraph-rsid="0024ae3f"/>
    </style:style>
    <style:style style:name="P47" style:family="paragraph" style:parent-style-name="Table_20_Contents">
      <style:paragraph-properties fo:text-align="justify" style:justify-single-word="false"/>
      <style:text-properties style:font-name="Arial" officeooo:rsid="0037a6a0" officeooo:paragraph-rsid="0037a6a0"/>
    </style:style>
    <style:style style:name="P48" style:family="paragraph" style:parent-style-name="Table_20_Contents">
      <style:paragraph-properties fo:text-align="justify" style:justify-single-word="false"/>
      <style:text-properties style:font-name="Arial" fo:font-weight="bold" officeooo:rsid="00229ff9" officeooo:paragraph-rsid="00229ff9" style:font-weight-asian="bold" style:font-weight-complex="bold"/>
    </style:style>
    <style:style style:name="P49" style:family="paragraph" style:parent-style-name="Table_20_Contents">
      <style:paragraph-properties fo:text-align="justify" style:justify-single-word="false"/>
      <style:text-properties style:font-name="Arial" fo:font-weight="bold" officeooo:rsid="0037a6a0" officeooo:paragraph-rsid="0037a6a0"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7857" style:font-weight-asian="normal" style:font-weight-complex="normal"/>
    </style:style>
    <style:style style:name="T4" style:family="text">
      <style:text-properties fo:font-weight="normal" officeooo:rsid="00222d82"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normal" officeooo:rsid="0020e1de" style:font-style-asian="normal" style:font-weight-asian="normal" style:font-style-complex="normal" style:font-weight-complex="normal"/>
    </style:style>
    <style:style style:name="T9" style:family="text">
      <style:text-properties style:font-name="Arial" fo:font-style="normal" fo:font-weight="normal" officeooo:rsid="002f95e3" style:font-style-asian="normal" style:font-weight-asian="normal" style:font-style-complex="normal" style:font-weight-complex="normal"/>
    </style:style>
    <style:style style:name="T10" style:family="text">
      <style:text-properties style:font-name="Arial" fo:font-style="normal" style:font-style-asian="normal" style:font-style-complex="normal"/>
    </style:style>
    <style:style style:name="T11" style:family="text">
      <style:text-properties style:font-name="Arial" fo:font-style="normal" fo:font-weight="bold" officeooo:rsid="002f95e3" style:font-style-asian="normal" style:font-weight-asian="bold" style:font-style-complex="normal" style:font-weight-complex="bold"/>
    </style:style>
    <style:style style:name="T12" style:family="text">
      <style:text-properties style:font-name="Arial" fo:font-style="normal" fo:font-weight="bold" officeooo:rsid="0020e1de" style:font-style-asian="normal" style:font-weight-asian="bold" style:font-style-complex="normal" style:font-weight-complex="bold"/>
    </style:style>
    <style:style style:name="T13" style:family="text">
      <style:text-properties style:font-name="Arial" fo:font-weight="bold" officeooo:rsid="00222d82" style:font-weight-asian="bold" style:font-weight-complex="bold"/>
    </style:style>
    <style:style style:name="T14" style:family="text">
      <style:text-properties style:font-name="Arial" fo:font-weight="bold" officeooo:rsid="00233475" style:font-weight-asian="bold" style:font-weight-complex="bold"/>
    </style:style>
    <style:style style:name="T15" style:family="text">
      <style:text-properties style:font-name="Arial" fo:font-weight="bold" officeooo:rsid="0023cb5b" style:font-weight-asian="bold" style:font-weight-complex="bold"/>
    </style:style>
    <style:style style:name="T16" style:family="text">
      <style:text-properties style:font-name="Arial" fo:font-weight="bold" officeooo:rsid="0029049f" style:font-weight-asian="bold" style:font-weight-complex="bold"/>
    </style:style>
    <style:style style:name="T17" style:family="text">
      <style:text-properties style:font-name="Arial" fo:font-weight="bold" officeooo:rsid="002059f0" style:font-weight-asian="bold" style:font-weight-complex="bold"/>
    </style:style>
    <style:style style:name="T18" style:family="text">
      <style:text-properties style:font-name="Arial" fo:font-weight="bold" officeooo:rsid="002a7e7f" style:font-weight-asian="bold" style:font-weight-complex="bold"/>
    </style:style>
    <style:style style:name="T19" style:family="text">
      <style:text-properties style:font-name="Arial" fo:font-weight="bold" officeooo:rsid="002e4467" style:font-weight-asian="bold" style:font-weight-complex="bold"/>
    </style:style>
    <style:style style:name="T20" style:family="text">
      <style:text-properties style:font-name="Arial" fo:font-weight="bold" officeooo:rsid="0024ae3f" style:font-weight-asian="bold" style:font-weight-complex="bold"/>
    </style:style>
    <style:style style:name="T21" style:family="text">
      <style:text-properties style:font-name="Arial" fo:font-weight="bold" officeooo:rsid="0038c85e" style:font-weight-asian="bold" style:font-weight-complex="bold"/>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222d82" style:font-weight-asian="normal" style:font-weight-complex="normal"/>
    </style:style>
    <style:style style:name="T24" style:family="text">
      <style:text-properties style:font-name="Arial" fo:font-weight="normal" officeooo:rsid="00229ff9" style:font-weight-asian="normal" style:font-weight-complex="normal"/>
    </style:style>
    <style:style style:name="T25" style:family="text">
      <style:text-properties style:font-name="Arial" fo:font-weight="normal" officeooo:rsid="0023cb5b" style:font-weight-asian="normal" style:font-weight-complex="normal"/>
    </style:style>
    <style:style style:name="T26" style:family="text">
      <style:text-properties style:font-name="Arial" fo:font-weight="normal" officeooo:rsid="00252a85" style:font-weight-asian="normal" style:font-weight-complex="normal"/>
    </style:style>
    <style:style style:name="T27" style:family="text">
      <style:text-properties style:font-name="Arial" fo:font-weight="normal" officeooo:rsid="002059f0" style:font-weight-asian="normal" style:font-weight-complex="normal"/>
    </style:style>
    <style:style style:name="T28" style:family="text">
      <style:text-properties style:font-name="Arial" fo:font-weight="normal" officeooo:rsid="00217857" style:font-weight-asian="normal" style:font-weight-complex="normal"/>
    </style:style>
    <style:style style:name="T29" style:family="text">
      <style:text-properties style:font-name="Arial" fo:font-weight="normal" officeooo:rsid="0029049f" style:font-weight-asian="normal" style:font-weight-complex="normal"/>
    </style:style>
    <style:style style:name="T30" style:family="text">
      <style:text-properties style:font-name="Arial" fo:font-weight="normal" officeooo:rsid="0029b5fa" style:font-weight-asian="normal" style:font-weight-complex="normal"/>
    </style:style>
    <style:style style:name="T31" style:family="text">
      <style:text-properties style:font-name="Arial" fo:font-weight="normal" officeooo:rsid="002a7e7f" style:font-weight-asian="normal" style:font-weight-complex="normal"/>
    </style:style>
    <style:style style:name="T32" style:family="text">
      <style:text-properties style:font-name="Arial" fo:font-weight="normal" officeooo:rsid="002e20d7" style:font-weight-asian="normal" style:font-weight-complex="normal"/>
    </style:style>
    <style:style style:name="T33" style:family="text">
      <style:text-properties style:font-name="Arial" fo:font-weight="normal" officeooo:rsid="002e4467" style:font-weight-asian="normal" style:font-weight-complex="normal"/>
    </style:style>
    <style:style style:name="T34" style:family="text">
      <style:text-properties style:font-name="Arial" fo:font-weight="normal" officeooo:rsid="002e6e58" style:font-weight-asian="normal" style:font-weight-complex="normal"/>
    </style:style>
    <style:style style:name="T35" style:family="text">
      <style:text-properties style:font-name="Arial" fo:font-weight="normal" officeooo:rsid="00342deb" style:font-weight-asian="normal" style:font-weight-complex="normal"/>
    </style:style>
    <style:style style:name="T36" style:family="text">
      <style:text-properties style:font-name="Arial" fo:font-weight="normal" officeooo:rsid="0024ae3f" style:font-weight-asian="normal" style:font-weight-complex="normal"/>
    </style:style>
    <style:style style:name="T37" style:family="text">
      <style:text-properties style:font-name="Arial" fo:font-weight="normal" officeooo:rsid="0038c85e" style:font-weight-asian="normal" style:font-weight-complex="normal"/>
    </style:style>
    <style:style style:name="T38" style:family="text">
      <style:text-properties style:font-name="Arial" officeooo:rsid="00229ff9"/>
    </style:style>
    <style:style style:name="T39" style:family="text">
      <style:text-properties style:font-name="Arial" officeooo:rsid="00233475"/>
    </style:style>
    <style:style style:name="T40" style:family="text">
      <style:text-properties style:font-name="Arial" officeooo:rsid="0023cb5b"/>
    </style:style>
    <style:style style:name="T41" style:family="text">
      <style:text-properties style:font-name="Arial" officeooo:rsid="001ae2a7"/>
    </style:style>
    <style:style style:name="T42" style:family="text">
      <style:text-properties style:font-name="Arial" officeooo:rsid="002a7e7f"/>
    </style:style>
    <style:style style:name="T43" style:family="text">
      <style:text-properties style:font-name="Arial" officeooo:rsid="002e4467"/>
    </style:style>
    <style:style style:name="T44" style:family="text">
      <style:text-properties style:font-name="Arial" officeooo:rsid="0035dd19"/>
    </style:style>
    <style:style style:name="T45" style:family="text">
      <style:text-properties style:font-name="Arial" officeooo:rsid="00363d2f"/>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0222d82"/>
    </style:style>
    <style:style style:name="T49" style:family="text">
      <style:text-properties officeooo:rsid="002f95e3"/>
    </style:style>
    <style:style style:name="T50" style:family="text">
      <style:text-properties officeooo:rsid="003161fd"/>
    </style:style>
    <style:style style:name="T51" style:family="text">
      <style:text-properties officeooo:rsid="00229ff9"/>
    </style:style>
    <style:style style:name="T52" style:family="text">
      <style:text-properties officeooo:rsid="0038c8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35">File Genx – Design Documentation</text:p>
          </table:table-cell>
          <table:covered-table-cell/>
        </table:table-row>
        <table:table-row>
          <table:table-cell table:style-name="Table1.A2" table:number-columns-spanned="2" office:value-type="string">
            <text:p text:style-name="P2">The purpose of this document is to describe each component in the software design.</text:p>
          </table:table-cell>
          <table:covered-table-cell/>
        </table:table-row>
        <table:table-row>
          <table:table-cell table:style-name="Table1.A3" office:value-type="string">
            <text:p text:style-name="P3">Component</text:p>
          </table:table-cell>
          <table:table-cell table:style-name="Table1.A2" office:value-type="string">
            <text:p text:style-name="P3">Description</text:p>
          </table:table-cell>
        </table:table-row>
        <table:table-row>
          <table:table-cell table:style-name="Table1.A3" office:value-type="string">
            <text:p text:style-name="P3">MainWidget</text:p>
          </table:table-cell>
          <table:table-cell table:style-name="Table1.A2" office:value-type="string">
            <text:p text:style-name="P24">An instance of this class is the starting point of the application.</text:p>
            <text:p text:style-name="P6"/>
            <text:p text:style-name="P6">Attributes:</text:p>
            <text:p text:style-name="P6"/>
            <text:p text:style-name="P41"><text:span text:style-name="T16">GLADEPATH</text:span><text:span text:style-name="T27">: a </text:span><text:span text:style-name="T28">static</text:span><text:span text:style-name="T27"> </text:span><text:span text:style-name="T30">constant </text:span><text:span text:style-name="T27">str object that holds the path to the GUI .</text:span><text:span text:style-name="T29">glade</text:span><text:span text:style-name="T27"> file used to build the GUI using the Gtk.Builder class;</text:span></text:p>
            <text:p text:style-name="P22"/>
            <text:p text:style-name="P41"><text:span text:style-name="T17">builder:</text:span><text:span text:style-name="T27"> an instance of the Builder class, used to build the </text:span><text:span text:style-name="T29">Glade</text:span><text:span text:style-name="T27"> GUI layout. </text:span><text:span text:style-name="T28">Created with the object.</text:span></text:p>
            <text:p text:style-name="P22"/>
            <text:p text:style-name="P7">handler:<text:span text:style-name="T2"> an instance of the Handler class, used to connect signals to the layout. </text:span><text:span text:style-name="T3">Created with the object.</text:span></text:p>
            <text:p text:style-name="P22"/>
            <text:p text:style-name="P7">res:<text:span text:style-name="T2"> an instance of the Res class, used to bind resources (strings, images, etc) to the GUI layout. </text:span><text:span text:style-name="T3">Created with the object.</text:span></text:p>
            <text:p text:style-name="P22"/>
            <text:p text:style-name="P6">Methods:</text:p>
            <text:p text:style-name="P6"/>
            <text:p text:style-name="P6">bindRes():<text:span text:style-name="T2"> bind the resources to the layout using </text:span>res<text:span text:style-name="T2">. This method accesses </text:span>res.resources<text:span text:style-name="T2"> dictionary and makes calls to </text:span>builder.get_object()<text:span text:style-name="T2"> to set the resources.</text:span></text:p>
            <text:p text:style-name="P22"/>
            <text:p text:style-name="P6">bindHandler():<text:span text:style-name="T2"> connect the event listeners to the GUI layout.</text:span></text:p>
            <text:p text:style-name="P22"/>
            <text:p text:style-name="P6">launch():<text:span text:style-name="T2"> get the main window from </text:span>builder<text:span text:style-name="T2"> and display it.</text:span></text:p>
            <text:p text:style-name="P22"/>
            <text:p text:style-name="P11">getBuilder():<text:span text:style-name="T5"> </text:span><text:span text:style-name="T47">returns </text:span><text:span text:style-name="T46">builder</text:span><text:span text:style-name="T47">.</text:span></text:p>
          </table:table-cell>
        </table:table-row>
        <table:table-row>
          <table:table-cell table:style-name="Table1.A3" office:value-type="string">
            <text:p text:style-name="P12">Builder</text:p>
          </table:table-cell>
          <table:table-cell table:style-name="Table1.A2" office:value-type="string">
            <text:p text:style-name="P23">Subclass of Gtk.Builder class.</text:p>
            <text:p text:style-name="P23"/>
            <text:p text:style-name="P13">Methods:</text:p>
            <text:p text:style-name="P13"/>
            <text:p text:style-name="P38"><text:span text:style-name="T13">getInputs():</text:span><text:span text:style-name="T23"> read the inputs in the GUI and return a dictionary. </text:span><text:span text:style-name="T26">The dictionary has template: { “option-name”, “value” }</text:span></text:p>
          </table:table-cell>
        </table:table-row>
        <table:table-row>
          <table:table-cell table:style-name="Table1.A3" office:value-type="string">
            <text:p text:style-name="P4">Gtk.Builder</text:p>
          </table:table-cell>
          <table:table-cell table:style-name="Table1.A2" office:value-type="string">
            <text:p text:style-name="P21">Gtk.Builder is a class form the Gtk library. For more information about it, please refer to Gtk documentation.</text:p>
          </table:table-cell>
        </table:table-row>
        <table:table-row>
          <table:table-cell table:style-name="Table1.A3" office:value-type="string">
            <text:p text:style-name="P5">Handler</text:p>
          </table:table-cell>
          <table:table-cell table:style-name="Table1.A2" office:value-type="string">
            <text:p text:style-name="P42"><text:span text:style-name="T41">Handler is a singleton class, whose methods are signal listeners. These methods are not declared in the UML diagram because it is not possible to know the exact number and names of event listeners since that is something GUI layout dependent. </text:span><text:span text:style-name="T42">However, Handler will always have a </text:span><text:span text:style-name="T43">static </text:span><text:span text:style-name="T42">method that will construct it called </text:span><text:span text:style-name="T18">getInstance().</text:span><text:span text:style-name="T31"> </text:span><text:span text:style-name="T33">Thus Handler instances should be created using </text:span><text:span text:style-name="T19">Handler.getInstance()</text:span><text:span text:style-name="T33">.</text:span></text:p>
            <text:p text:style-name="P21"/>
            <text:p text:style-name="P11">Attributes:</text:p>
            <text:p text:style-name="P11"><text:soft-page-break/></text:p>
            <text:p text:style-name="P11">uniqueInstance: <text:span text:style-name="T2">static variable that holds the unique instance</text:span></text:p>
            <text:p text:style-name="P25"/>
            <text:p text:style-name="P11">builder: <text:span text:style-name="T4">Builder instance passed as argument to the constructor.</text:span></text:p>
          </table:table-cell>
        </table:table-row>
        <table:table-row>
          <table:table-cell table:style-name="Table1.A3" office:value-type="string">
            <text:p text:style-name="P5">Res</text:p>
          </table:table-cell>
          <table:table-cell table:style-name="Table1.A2" office:value-type="string">
            <text:p text:style-name="P42"><text:span text:style-name="T41">Res is a singleton class. </text:span><text:span text:style-name="T42">Thus, just like </text:span><text:span text:style-name="T18">Handler</text:span><text:span text:style-name="T31">, </text:span><text:span text:style-name="T32">this class</text:span><text:span text:style-name="T31"> have a </text:span><text:span text:style-name="T34">static</text:span><text:span text:style-name="T31"> </text:span><text:span text:style-name="T18">getInstance()</text:span><text:span text:style-name="T31"> method.</text:span></text:p>
            <text:p text:style-name="P21"/>
            <text:p text:style-name="P8">Attributes:</text:p>
            <text:p text:style-name="P30"/>
            <text:p text:style-name="P29">uniqueInstance:<text:span text:style-name="T2"> static variable that holds the unique instance.</text:span></text:p>
            <text:p text:style-name="P29"/>
            <text:p text:style-name="P29">PATH:<text:span text:style-name="T2"> str object that holds the path to the resources JSON file.</text:span></text:p>
            <text:p text:style-name="P30"/>
            <text:p text:style-name="P43"><text:span text:style-name="T11">Strings</text:span><text:span text:style-name="T12">:</text:span><text:span text:style-name="T8"> dictionary that holds </text:span><text:span text:style-name="T9">str type</text:span><text:span text:style-name="T8"> resources. The template is:</text:span></text:p>
            <text:p text:style-name="P30">{ “object-name”: <text:span text:style-name="T50">[ “method-name”, “string-value” ]</text:span> }. <text:span text:style-name="T49">Where </text:span>object-name is the name of the object in the GUI layout, <text:span text:style-name="T50">method-name is the Gtk.Widget method that changes the text of that widget.</text:span></text:p>
            <text:p text:style-name="P30"/>
            <text:p text:style-name="P29">Methods:</text:p>
            <text:p text:style-name="P29"/>
            <text:p text:style-name="P36"><text:span text:style-name="T10">loadResources():</text:span><text:span text:style-name="T7"> get the JSON resources file and populate the </text:span><text:span text:style-name="T9">attributes.</text:span></text:p>
          </table:table-cell>
        </table:table-row>
        <table:table-row>
          <table:table-cell table:style-name="Table1.A3" office:value-type="string">
            <text:p text:style-name="P9">Generator</text:p>
          </table:table-cell>
          <table:table-cell table:style-name="Table1.A2" office:value-type="string">
            <text:p text:style-name="P31">An instance of this class is created when the user clicks the generate button on the GUI. <text:span text:style-name="T48">Thus an event listener from a Handler instance creates an object of Generator class.</text:span></text:p>
            <text:p text:style-name="P31"/>
            <text:p text:style-name="P10">Attributes:</text:p>
            <text:p text:style-name="P10"/>
            <text:p text:style-name="P38"><text:span text:style-name="T13">options:</text:span><text:span text:style-name="T23"> </text:span><text:span text:style-name="T35">h</text:span><text:span text:style-name="T23">olds the options for generation that the user have input. </text:span><text:span text:style-name="T26">The dictionary has template: { “option-name”, “value” }.</text:span></text:p>
            <text:p text:style-name="P23"/>
            <text:p text:style-name="P37"><text:span text:style-name="T6">contentGenerator: </text:span><text:span text:style-name="T22">an instance of the ContentGenerator class that is created when the Generator object is created.</text:span></text:p>
            <text:p text:style-name="P23"/>
            <text:p text:style-name="P13">Methods:</text:p>
            <text:p text:style-name="P13"/>
            <text:p text:style-name="P37"><text:span text:style-name="T6">generate():</text:span><text:span text:style-name="T22"> instantiate </text:span><text:span text:style-name="T6">File</text:span><text:span text:style-name="T22"> object </text:span><text:span text:style-name="T24">and call its write() method</text:span><text:span text:style-name="T22"> using </text:span><text:span text:style-name="T6">contentGenerator</text:span><text:span text:style-name="T22">. </text:span><text:span text:style-name="T24">This repeats according to </text:span><text:span text:style-name="T38">options</text:span><text:span text:style-name="T24">.</text:span></text:p>
            <text:p text:style-name="P23"/>
            <text:p text:style-name="P37"><text:span text:style-name="T44">configure</text:span><text:span text:style-name="T6">CotentGenerator():</text:span><text:span text:style-name="T22"> set up the </text:span><text:span text:style-name="T6">contentGenerator</text:span><text:span text:style-name="T22"> according to </text:span><text:span text:style-name="T6">options</text:span><text:span text:style-name="T22">.</text:span></text:p>
            <text:p text:style-name="P37"><text:span text:style-name="T22"/></text:p>
            <text:p text:style-name="P45"><text:span text:style-name="T6">translateInputs(dict inputs):</text:span><text:span text:style-name="T22"> translate inputs dictionary to a more simple to deal with dictionary that will be stored in </text:span><text:span text:style-name="T6">options</text:span><text:span text:style-name="T22">.</text:span></text:p>
          </table:table-cell>
        </table:table-row>
        <table:table-row>
          <table:table-cell table:style-name="Table1.A3" office:value-type="string">
            <text:p text:style-name="P14">File</text:p>
          </table:table-cell>
          <table:table-cell table:style-name="Table1.A2" office:value-type="string">
            <text:p text:style-name="P32">An instance of this class is used as interface to create and persist files.</text:p>
            <text:p text:style-name="P32"/>
            <text:p text:style-name="P15">Attributes:</text:p>
            <text:p text:style-name="P15"/>
            <text:p text:style-name="P15">suffix:<text:span text:style-name="T2"> a static int that starts with value 0 and is incremented every time a call to </text:span>write()<text:span text:style-name="T2"> occurs. This variable is used to control the </text:span><text:soft-page-break/><text:span text:style-name="T2">generate file name.</text:span></text:p>
            <text:p text:style-name="P24"/>
            <text:p text:style-name="P15">Methods:</text:p>
            <text:p text:style-name="P15"/>
            <text:p text:style-name="P15">write(str prefix, str content): <text:span text:style-name="T2">try to create and persist file with name </text:span>prefix-suffix.extension<text:span text:style-name="T2"> populated with </text:span>content<text:span text:style-name="T2">.</text:span></text:p>
          </table:table-cell>
        </table:table-row>
        <table:table-row>
          <table:table-cell table:style-name="Table1.A3" office:value-type="string">
            <text:p text:style-name="P14">ContentGenerator</text:p>
          </table:table-cell>
          <table:table-cell table:style-name="Table1.A2" office:value-type="string">
            <text:p text:style-name="P47"><text:span text:style-name="T51">A</text:span>bstract class.</text:p>
            <text:p text:style-name="P32"/>
            <text:p text:style-name="P15">Methods:</text:p>
            <text:p text:style-name="P15"/>
            <text:p text:style-name="P15">factory(str type): <text:span text:style-name="T2">instantiate and return a </text:span>ContentGenerator<text:span text:style-name="T2"> object using a subclass constructor. Parameter </text:span>type<text:span text:style-name="T2"> can be “web” for </text:span>WebContentGenerator<text:span text:style-name="T2"> object or “rand” for </text:span>RandomContentGenerator <text:span text:style-name="T2">object.</text:span></text:p>
            <text:p text:style-name="P15"><text:span text:style-name="T2"/></text:p>
            <text:p text:style-name="P49">generate()<text:span text:style-name="T2">: abstract method. Generate content.</text:span></text:p>
            <text:p text:style-name="P49"><text:span text:style-name="T2"/></text:p>
            <text:p text:style-name="P49">configure(dict options)<text:span text:style-name="T2">: abstract method. Configure the generator attributes</text:span></text:p>
          </table:table-cell>
        </table:table-row>
        <table:table-row>
          <table:table-cell table:style-name="Table1.A3" office:value-type="string">
            <text:p text:style-name="P14">WebContentGenerator</text:p>
          </table:table-cell>
          <table:table-cell table:style-name="Table1.A2" office:value-type="string">
            <text:p text:style-name="P39"><text:span text:style-name="T39">Subclass of </text:span><text:span text:style-name="T14">ContentGenerator</text:span><text:span text:style-name="T39">. </text:span><text:span text:style-name="T40">Used to get web content from some source.</text:span></text:p>
            <text:p text:style-name="P33"/>
            <text:p text:style-name="P16">Attributes:</text:p>
            <text:p text:style-name="P16"/>
            <text:p text:style-name="P18">source: <text:span text:style-name="T2">a str object that is the web source URL.</text:span></text:p>
            <text:p text:style-name="P26"/>
            <text:p text:style-name="P40"><text:span text:style-name="T15">SOURCES: </text:span><text:span text:style-name="T25">a </text:span><text:span text:style-name="T37">static const</text:span><text:span text:style-name="T25"> dictionary that holds source name as key and source URL as value: { “source-name”, “source-URL” }.</text:span></text:p>
            <text:p text:style-name="P16"/>
            <text:p text:style-name="P16">n: <text:span text:style-name="T2">an int that describes how much of</text:span> mode <text:span text:style-name="T2">must be generated.</text:span></text:p>
            <text:p text:style-name="P27"/>
            <text:p text:style-name="P16">mode:<text:span text:style-name="T2"> an str that describes how to count: “char” per character, “par” per paragraph, “line” per line.</text:span></text:p>
            <text:p text:style-name="P27"/>
            <text:p text:style-name="P18">Methods:</text:p>
            <text:p text:style-name="P18"/>
            <text:p text:style-name="P18">generate():<text:span text:style-name="T2"> try to connect to web source and get content. Return a str object.</text:span></text:p>
            <text:p text:style-name="P26"/>
            <text:p text:style-name="P46"><text:span text:style-name="T20">configure(</text:span><text:span text:style-name="T21">dict options</text:span><text:span text:style-name="T20">):</text:span><text:span text:style-name="T36"> </text:span><text:span text:style-name="T37">set </text:span><text:span text:style-name="T21">source</text:span><text:span text:style-name="T37">, </text:span><text:span text:style-name="T21">n</text:span><text:span text:style-name="T37"> and </text:span><text:span text:style-name="T21">mode</text:span><text:span text:style-name="T36">.</text:span></text:p>
          </table:table-cell>
        </table:table-row>
        <table:table-row>
          <table:table-cell table:style-name="Table1.A3" office:value-type="string">
            <text:p text:style-name="P19">RandomContentGenerator</text:p>
          </table:table-cell>
          <table:table-cell table:style-name="Table1.A2" office:value-type="string">
            <text:p text:style-name="P34">Subclass of <text:span text:style-name="T1">ContentGenerator</text:span><text:span text:style-name="T2">. Used to generate random content.</text:span></text:p>
            <text:p text:style-name="P26"/>
            <text:p text:style-name="P17">Attributes:</text:p>
            <text:p text:style-name="P28"/>
            <text:p text:style-name="P17">n: <text:span text:style-name="T2">an int that describes how much of</text:span> mode <text:span text:style-name="T2">must be generated.</text:span></text:p>
            <text:p text:style-name="P28"/>
            <text:p text:style-name="P17">mode:<text:span text:style-name="T2"> an str that describes how to count: “char” per character, “par” per paragraph, “line” per line.</text:span></text:p>
            <text:p text:style-name="P28"/>
            <text:p text:style-name="P18">Methods:</text:p>
            <text:p text:style-name="P18"/>
            <text:p text:style-name="P40"><text:soft-page-break/><text:span text:style-name="T15">generate():</text:span><text:span text:style-name="T25"> </text:span><text:span text:style-name="T26">generates random content. Return a str object.</text:span></text:p>
            <text:p text:style-name="P26"/>
            <text:p text:style-name="P20">configure(<text:span text:style-name="T52">dict options</text:span>): <text:span text:style-name="T2">set </text:span>n<text:span text:style-name="T2"> and </text:span>mode<text:span text:style-name="T2">.</text:span></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8T12:04:39.256190576</meta:creation-date>
    <dc:date>2020-08-11T15:19:41.969881220</dc:date>
    <meta:editing-duration>PT4H34M16S</meta:editing-duration>
    <meta:editing-cycles>21</meta:editing-cycles>
    <meta:generator>LibreOffice/6.4.4.2$Linux_X86_64 LibreOffice_project/40$Build-2</meta:generator>
    <meta:document-statistic meta:table-count="1" meta:image-count="0" meta:object-count="0" meta:page-count="4" meta:paragraph-count="75" meta:word-count="742" meta:character-count="4855" meta:non-whitespace-character-count="4187"/>
  </office:meta>
</office:document-meta>
</file>